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0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p.inp_str: pp10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/>letter_0: p letter_1: 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/>i_value: 10 f_value: 10.00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ey_Rapid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v3v3</text:p>
          </table:table-cell>
          <table:table-cell office:value-type="string" calcext:value-type="string">
            <text:p>eye_voltage_norm</text:p>
          </table:table-cell>
          <table:table-cell office:value-type="string" calcext:value-type="string">
            <text:p>eye_closed</text:p>
          </table:table-cell>
          <table:table-cell office:value-type="string" calcext:value-type="string">
            <text:p>eye_closed_confirmed</text:p>
          </table:table-cell>
          <table:table-cell office:value-type="string" calcext:value-type="string">
            <text:p>max_nod_f</text:p>
          </table:table-cell>
          <table:table-cell office:value-type="string" calcext:value-type="string">
            <text:p>max_nod_f_confirmed</text:p>
          </table:table-cell>
          <table:table-cell office:value-type="string" calcext:value-type="string">
            <text:p>max_nod_p</text:p>
          </table:table-cell>
          <table:table-cell office:value-type="string" calcext:value-type="string">
            <text:p>max_nod_p_confirmed</text:p>
          </table:table-cell>
          <table:table-cell office:value-type="string" calcext:value-type="string">
            <text:p>head_buzz_f</text:p>
          </table:table-cell>
          <table:table-cell office:value-type="string" calcext:value-type="string">
            <text:p>head_buzz_p</text:p>
          </table:table-cell>
          <table:table-cell office:value-type="string" calcext:value-type="string">
            <text:p>eye_buzz</text:p>
          </table:table-cell>
          <table:table-cell office:value-type="string" calcext:value-type="string">
            <text:p>lt_state</text:p>
          </table:table-cell>
          <table:table-cell office:value-type="string" calcext:value-type="string">
            <text:p>st_state</text:p>
          </table:table-cell>
          <table:table-cell office:value-type="string" calcext:value-type="string">
            <text:p>dltst</text:p>
          </table:table-cell>
          <table:table-cell office:value-type="string" calcext:value-type="string">
            <text:p>freeze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7.789" calcext:value-type="float">
            <text:p>17.789</text:p>
          </table:table-cell>
          <table:table-cell office:value-type="float" office:value="3.3" calcext:value-type="float">
            <text:p>3.3</text:p>
          </table:table-cell>
          <table:table-cell office:value-type="float" office:value="3.2766" calcext:value-type="float">
            <text:p>3.2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77" calcext:value-type="float">
            <text:p>-4.777</text:p>
          </table:table-cell>
          <table:table-cell office:value-type="float" office:value="0" calcext:value-type="float">
            <text:p>0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766" calcext:value-type="float">
            <text:p>3.2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7.893999" calcext:value-type="float">
            <text:p>17.893999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84" calcext:value-type="float">
            <text:p>-4.884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7.993999" calcext:value-type="float">
            <text:p>17.993999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97" calcext:value-type="float">
            <text:p>-4.897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8.094" calcext:value-type="float">
            <text:p>18.094</text:p>
          </table:table-cell>
          <table:table-cell office:value-type="float" office:value="3.3" calcext:value-type="float">
            <text:p>3.3</text:p>
          </table:table-cell>
          <table:table-cell office:value-type="float" office:value="3.2871" calcext:value-type="float">
            <text:p>3.2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3" calcext:value-type="float">
            <text:p>-4.83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871" calcext:value-type="float">
            <text:p>3.287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8.194" calcext:value-type="float">
            <text:p>18.194</text:p>
          </table:table-cell>
          <table:table-cell office:value-type="float" office:value="3.3" calcext:value-type="float">
            <text:p>3.3</text:p>
          </table:table-cell>
          <table:table-cell office:value-type="float" office:value="3.275" calcext:value-type="float">
            <text:p>3.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01" calcext:value-type="float">
            <text:p>-4.901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75" calcext:value-type="float">
            <text:p>3.275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8.294001" calcext:value-type="float">
            <text:p>18.2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903" calcext:value-type="float">
            <text:p>3.2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74" calcext:value-type="float">
            <text:p>-4.774</text:p>
          </table:table-cell>
          <table:table-cell office:value-type="float" office:value="0" calcext:value-type="float">
            <text:p>0</text:p>
          </table:table-cell>
          <table:table-cell office:value-type="float" office:value="0.226" calcext:value-type="float">
            <text:p>0.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903" calcext:value-type="float">
            <text:p>3.2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8.393999" calcext:value-type="float">
            <text:p>18.3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36" calcext:value-type="float">
            <text:p>3.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77" calcext:value-type="float">
            <text:p>-4.677</text:p>
          </table:table-cell>
          <table:table-cell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936" calcext:value-type="float">
            <text:p>3.29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8.493999" calcext:value-type="float">
            <text:p>18.493999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35" calcext:value-type="float">
            <text:p>-4.835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8.594" calcext:value-type="float">
            <text:p>18.594</text:p>
          </table:table-cell>
          <table:table-cell office:value-type="float" office:value="3.3" calcext:value-type="float">
            <text:p>3.3</text:p>
          </table:table-cell>
          <table:table-cell office:value-type="float" office:value="3.2863" calcext:value-type="float">
            <text:p>3.2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33" calcext:value-type="float">
            <text:p>-4.833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863" calcext:value-type="float">
            <text:p>3.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8.694" calcext:value-type="float">
            <text:p>18.694</text:p>
          </table:table-cell>
          <table:table-cell office:value-type="float" office:value="3.3" calcext:value-type="float">
            <text:p>3.3</text:p>
          </table:table-cell>
          <table:table-cell office:value-type="float" office:value="3.2976" calcext:value-type="float">
            <text:p>3.2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82" calcext:value-type="float">
            <text:p>-4.782</text:p>
          </table:table-cell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976" calcext:value-type="float">
            <text:p>3.297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8.794001" calcext:value-type="float">
            <text:p>18.7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936" calcext:value-type="float">
            <text:p>3.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53" calcext:value-type="float">
            <text:p>-4.753</text:p>
          </table:table-cell>
          <table:table-cell office:value-type="float" office:value="0" calcext:value-type="float">
            <text:p>0</text:p>
          </table:table-cell>
          <table:table-cell office:value-type="float" office:value="0.247" calcext:value-type="float">
            <text:p>0.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936" calcext:value-type="float">
            <text:p>3.29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8.893999" calcext:value-type="float">
            <text:p>18.8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76" calcext:value-type="float">
            <text:p>3.2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19" calcext:value-type="float">
            <text:p>-4.919</text:p>
          </table:table-cell>
          <table:table-cell office:value-type="float" office:value="0" calcext:value-type="float">
            <text:p>0</text:p>
          </table:table-cell>
          <table:table-cell office:value-type="float" office:value="0.081" calcext:value-type="float">
            <text:p>0.0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976" calcext:value-type="float">
            <text:p>3.297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8.993999" calcext:value-type="float">
            <text:p>18.9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11" calcext:value-type="float">
            <text:p>3.2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87" calcext:value-type="float">
            <text:p>-4.787</text:p>
          </table:table-cell>
          <table:table-cell office:value-type="float" office:value="0" calcext:value-type="float">
            <text:p>0</text:p>
          </table:table-cell>
          <table:table-cell office:value-type="float" office:value="0.213" calcext:value-type="float">
            <text:p>0.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911" calcext:value-type="float">
            <text:p>3.29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9.094" calcext:value-type="float">
            <text:p>19.094</text:p>
          </table:table-cell>
          <table:table-cell office:value-type="float" office:value="3.3" calcext:value-type="float">
            <text:p>3.3</text:p>
          </table:table-cell>
          <table:table-cell office:value-type="float" office:value="3.2847" calcext:value-type="float">
            <text:p>3.2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56" calcext:value-type="float">
            <text:p>-4.756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847" calcext:value-type="float">
            <text:p>3.28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9.194" calcext:value-type="float">
            <text:p>19.194</text:p>
          </table:table-cell>
          <table:table-cell office:value-type="float" office:value="3.3" calcext:value-type="float">
            <text:p>3.3</text:p>
          </table:table-cell>
          <table:table-cell office:value-type="float" office:value="3.267" calcext:value-type="float">
            <text:p>3.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32" calcext:value-type="float">
            <text:p>-4.832</text:p>
          </table:table-cell>
          <table:table-cell office:value-type="float" office:value="0" calcext:value-type="float">
            <text:p>0</text:p>
          </table:table-cell>
          <table:table-cell office:value-type="float" office:value="0.168" calcext:value-type="float">
            <text:p>0.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67" calcext:value-type="float">
            <text:p>3.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9.294001" calcext:value-type="float">
            <text:p>19.294001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86" calcext:value-type="float">
            <text:p>-4.786</text:p>
          </table:table-cell>
          <table:table-cell office:value-type="float" office:value="0" calcext:value-type="float">
            <text:p>0</text:p>
          </table:table-cell>
          <table:table-cell office:value-type="float" office:value="0.214" calcext:value-type="float">
            <text:p>0.2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9.393999" calcext:value-type="float">
            <text:p>19.393999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69" calcext:value-type="float">
            <text:p>-4.769</text:p>
          </table:table-cell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9.493999" calcext:value-type="float">
            <text:p>19.493999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64" calcext:value-type="float">
            <text:p>-4.764</text:p>
          </table:table-cell>
          <table:table-cell office:value-type="float" office:value="0" calcext:value-type="float">
            <text:p>0</text:p>
          </table:table-cell>
          <table:table-cell office:value-type="float" office:value="0.236" calcext:value-type="float">
            <text:p>0.2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9.594" calcext:value-type="float">
            <text:p>19.594</text:p>
          </table:table-cell>
          <table:table-cell office:value-type="float" office:value="3.3" calcext:value-type="float">
            <text:p>3.3</text:p>
          </table:table-cell>
          <table:table-cell office:value-type="float" office:value="3.2895" calcext:value-type="float">
            <text:p>3.2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893" calcext:value-type="float">
            <text:p>-5.893</text:p>
          </table:table-cell>
          <table:table-cell office:value-type="float" office:value="0" calcext:value-type="float">
            <text:p>0</text:p>
          </table:table-cell>
          <table:table-cell office:value-type="float" office:value="-0.893" calcext:value-type="float">
            <text:p>-0.89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95" calcext:value-type="float">
            <text:p>3.2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9.694" calcext:value-type="float">
            <text:p>19.694</text:p>
          </table:table-cell>
          <table:table-cell office:value-type="float" office:value="3.3" calcext:value-type="float">
            <text:p>3.3</text:p>
          </table:table-cell>
          <table:table-cell office:value-type="float" office:value="3.2911" calcext:value-type="float">
            <text:p>3.2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261" calcext:value-type="float">
            <text:p>-2.261</text:p>
          </table:table-cell>
          <table:table-cell office:value-type="float" office:value="0" calcext:value-type="float">
            <text:p>0</text:p>
          </table:table-cell>
          <table:table-cell office:value-type="float" office:value="2.739" calcext:value-type="float">
            <text:p>2.7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911" calcext:value-type="float">
            <text:p>3.29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9.794001" calcext:value-type="float">
            <text:p>19.7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992" calcext:value-type="float">
            <text:p>3.2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002" calcext:value-type="float">
            <text:p>-1.002</text:p>
          </table:table-cell>
          <table:table-cell office:value-type="float" office:value="0" calcext:value-type="float">
            <text:p>0</text:p>
          </table:table-cell>
          <table:table-cell office:value-type="float" office:value="3.998" calcext:value-type="float">
            <text:p>3.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992" calcext:value-type="float">
            <text:p>3.29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9.893999" calcext:value-type="float">
            <text:p>19.8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871" calcext:value-type="float">
            <text:p>3.2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21" calcext:value-type="float">
            <text:p>-1.521</text:p>
          </table:table-cell>
          <table:table-cell office:value-type="float" office:value="0" calcext:value-type="float">
            <text:p>0</text:p>
          </table:table-cell>
          <table:table-cell office:value-type="float" office:value="3.479" calcext:value-type="float">
            <text:p>3.4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871" calcext:value-type="float">
            <text:p>3.287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19.993999" calcext:value-type="float">
            <text:p>19.9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782" calcext:value-type="float">
            <text:p>3.2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97" calcext:value-type="float">
            <text:p>5.997</text:p>
          </table:table-cell>
          <table:table-cell office:value-type="float" office:value="0" calcext:value-type="float">
            <text:p>0</text:p>
          </table:table-cell>
          <table:table-cell office:value-type="float" office:value="10.997" calcext:value-type="float">
            <text:p>10.9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782" calcext:value-type="float">
            <text:p>3.2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0.094" calcext:value-type="float">
            <text:p>20.094</text:p>
          </table:table-cell>
          <table:table-cell office:value-type="float" office:value="3.3" calcext:value-type="float">
            <text:p>3.3</text:p>
          </table:table-cell>
          <table:table-cell office:value-type="float" office:value="3.2919" calcext:value-type="float">
            <text:p>3.2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12" calcext:value-type="float">
            <text:p>11.112</text:p>
          </table:table-cell>
          <table:table-cell office:value-type="float" office:value="0" calcext:value-type="float">
            <text:p>0</text:p>
          </table:table-cell>
          <table:table-cell office:value-type="float" office:value="16.112" calcext:value-type="float">
            <text:p>16.1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19" calcext:value-type="float">
            <text:p>3.291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0.194" calcext:value-type="float">
            <text:p>20.194</text:p>
          </table:table-cell>
          <table:table-cell office:value-type="float" office:value="3.3" calcext:value-type="float">
            <text:p>3.3</text:p>
          </table:table-cell>
          <table:table-cell office:value-type="float" office:value="3.2919" calcext:value-type="float">
            <text:p>3.2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251" calcext:value-type="float">
            <text:p>8.251</text:p>
          </table:table-cell>
          <table:table-cell office:value-type="float" office:value="0" calcext:value-type="float">
            <text:p>0</text:p>
          </table:table-cell>
          <table:table-cell office:value-type="float" office:value="13.251" calcext:value-type="float">
            <text:p>13.2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19" calcext:value-type="float">
            <text:p>3.291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0.294001" calcext:value-type="float">
            <text:p>20.2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936" calcext:value-type="float">
            <text:p>3.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3" calcext:value-type="float">
            <text:p>4.73</text:p>
          </table:table-cell>
          <table:table-cell office:value-type="float" office:value="0" calcext:value-type="float">
            <text:p>0</text:p>
          </table:table-cell>
          <table:table-cell office:value-type="float" office:value="9.73" calcext:value-type="float">
            <text:p>9.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36" calcext:value-type="float">
            <text:p>3.29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0.393999" calcext:value-type="float">
            <text:p>20.393999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04" calcext:value-type="float">
            <text:p>-0.404</text:p>
          </table:table-cell>
          <table:table-cell office:value-type="float" office:value="0" calcext:value-type="float">
            <text:p>0</text:p>
          </table:table-cell>
          <table:table-cell office:value-type="float" office:value="4.596" calcext:value-type="float">
            <text:p>4.5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0.493999" calcext:value-type="float">
            <text:p>20.4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03" calcext:value-type="float">
            <text:p>3.2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38" calcext:value-type="float">
            <text:p>4.838</text:p>
          </table:table-cell>
          <table:table-cell office:value-type="float" office:value="0" calcext:value-type="float">
            <text:p>0</text:p>
          </table:table-cell>
          <table:table-cell office:value-type="float" office:value="9.838" calcext:value-type="float">
            <text:p>9.8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03" calcext:value-type="float">
            <text:p>3.2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0.594" calcext:value-type="float">
            <text:p>20.594</text:p>
          </table:table-cell>
          <table:table-cell office:value-type="float" office:value="3.3" calcext:value-type="float">
            <text:p>3.3</text:p>
          </table:table-cell>
          <table:table-cell office:value-type="float" office:value="3.2807" calcext:value-type="float">
            <text:p>3.2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56" calcext:value-type="float">
            <text:p>8.456</text:p>
          </table:table-cell>
          <table:table-cell office:value-type="float" office:value="0" calcext:value-type="float">
            <text:p>0</text:p>
          </table:table-cell>
          <table:table-cell office:value-type="float" office:value="13.456" calcext:value-type="float">
            <text:p>13.4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07" calcext:value-type="float">
            <text:p>3.2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0.694" calcext:value-type="float">
            <text:p>20.694</text:p>
          </table:table-cell>
          <table:table-cell office:value-type="float" office:value="3.3" calcext:value-type="float">
            <text:p>3.3</text:p>
          </table:table-cell>
          <table:table-cell office:value-type="float" office:value="3.2847" calcext:value-type="float">
            <text:p>3.2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6" calcext:value-type="float">
            <text:p>5.46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.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47" calcext:value-type="float">
            <text:p>3.28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0.794001" calcext:value-type="float">
            <text:p>20.7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944" calcext:value-type="float">
            <text:p>3.2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76" calcext:value-type="float">
            <text:p>6.776</text:p>
          </table:table-cell>
          <table:table-cell office:value-type="float" office:value="0" calcext:value-type="float">
            <text:p>0</text:p>
          </table:table-cell>
          <table:table-cell office:value-type="float" office:value="11.776" calcext:value-type="float">
            <text:p>11.7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44" calcext:value-type="float">
            <text:p>3.2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0.893999" calcext:value-type="float">
            <text:p>20.893999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137" calcext:value-type="float">
            <text:p>14.137</text:p>
          </table:table-cell>
          <table:table-cell office:value-type="float" office:value="0" calcext:value-type="float">
            <text:p>0</text:p>
          </table:table-cell>
          <table:table-cell office:value-type="float" office:value="19.137" calcext:value-type="float">
            <text:p>19.13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0.993999" calcext:value-type="float">
            <text:p>20.993999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181" calcext:value-type="float">
            <text:p>17.181</text:p>
          </table:table-cell>
          <table:table-cell office:value-type="float" office:value="0" calcext:value-type="float">
            <text:p>0</text:p>
          </table:table-cell>
          <table:table-cell office:value-type="float" office:value="22.181" calcext:value-type="float">
            <text:p>22.1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1.094" calcext:value-type="float">
            <text:p>21.094</text:p>
          </table:table-cell>
          <table:table-cell office:value-type="float" office:value="3.3" calcext:value-type="float">
            <text:p>3.3</text:p>
          </table:table-cell>
          <table:table-cell office:value-type="float" office:value="3.2944" calcext:value-type="float">
            <text:p>3.2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816" calcext:value-type="float">
            <text:p>16.816</text:p>
          </table:table-cell>
          <table:table-cell office:value-type="float" office:value="0" calcext:value-type="float">
            <text:p>0</text:p>
          </table:table-cell>
          <table:table-cell office:value-type="float" office:value="21.816" calcext:value-type="float">
            <text:p>21.8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44" calcext:value-type="float">
            <text:p>3.2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1.194" calcext:value-type="float">
            <text:p>21.194</text:p>
          </table:table-cell>
          <table:table-cell office:value-type="float" office:value="3.3" calcext:value-type="float">
            <text:p>3.3</text:p>
          </table:table-cell>
          <table:table-cell office:value-type="float" office:value="3.296" calcext:value-type="float">
            <text:p>3.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63" calcext:value-type="float">
            <text:p>14.263</text:p>
          </table:table-cell>
          <table:table-cell office:value-type="float" office:value="0" calcext:value-type="float">
            <text:p>0</text:p>
          </table:table-cell>
          <table:table-cell office:value-type="float" office:value="19.263" calcext:value-type="float">
            <text:p>19.2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6" calcext:value-type="float">
            <text:p>3.2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1.294001" calcext:value-type="float">
            <text:p>21.294001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386" calcext:value-type="float">
            <text:p>18.386</text:p>
          </table:table-cell>
          <table:table-cell office:value-type="float" office:value="0" calcext:value-type="float">
            <text:p>0</text:p>
          </table:table-cell>
          <table:table-cell office:value-type="float" office:value="23.386" calcext:value-type="float">
            <text:p>23.3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1.393999" calcext:value-type="float">
            <text:p>21.3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92" calcext:value-type="float">
            <text:p>3.2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42" calcext:value-type="float">
            <text:p>23.642</text:p>
          </table:table-cell>
          <table:table-cell office:value-type="float" office:value="0" calcext:value-type="float">
            <text:p>0</text:p>
          </table:table-cell>
          <table:table-cell office:value-type="float" office:value="28.642" calcext:value-type="float">
            <text:p>28.6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92" calcext:value-type="float">
            <text:p>3.29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1.493999" calcext:value-type="float">
            <text:p>21.4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823" calcext:value-type="float">
            <text:p>3.2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634" calcext:value-type="float">
            <text:p>30.634</text:p>
          </table:table-cell>
          <table:table-cell office:value-type="float" office:value="0" calcext:value-type="float">
            <text:p>0</text:p>
          </table:table-cell>
          <table:table-cell office:value-type="float" office:value="35.634" calcext:value-type="float">
            <text:p>35.6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23" calcext:value-type="float">
            <text:p>3.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1.594" calcext:value-type="float">
            <text:p>21.594</text:p>
          </table:table-cell>
          <table:table-cell office:value-type="float" office:value="3.3" calcext:value-type="float">
            <text:p>3.3</text:p>
          </table:table-cell>
          <table:table-cell office:value-type="float" office:value="3.2952" calcext:value-type="float">
            <text:p>3.2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85" calcext:value-type="float">
            <text:p>33.785</text:p>
          </table:table-cell>
          <table:table-cell office:value-type="float" office:value="0" calcext:value-type="float">
            <text:p>0</text:p>
          </table:table-cell>
          <table:table-cell office:value-type="float" office:value="38.785" calcext:value-type="float">
            <text:p>38.7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52" calcext:value-type="float">
            <text:p>3.29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1.694" calcext:value-type="float">
            <text:p>21.694</text:p>
          </table:table-cell>
          <table:table-cell office:value-type="float" office:value="3.3" calcext:value-type="float">
            <text:p>3.3</text:p>
          </table:table-cell>
          <table:table-cell office:value-type="float" office:value="3.2984" calcext:value-type="float">
            <text:p>3.2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72" calcext:value-type="float">
            <text:p>32.072</text:p>
          </table:table-cell>
          <table:table-cell office:value-type="float" office:value="0" calcext:value-type="float">
            <text:p>0</text:p>
          </table:table-cell>
          <table:table-cell office:value-type="float" office:value="37.072" calcext:value-type="float">
            <text:p>37.0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84" calcext:value-type="float">
            <text:p>3.29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1.794001" calcext:value-type="float">
            <text:p>21.7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782" calcext:value-type="float">
            <text:p>3.2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798" calcext:value-type="float">
            <text:p>25.798</text:p>
          </table:table-cell>
          <table:table-cell office:value-type="float" office:value="0" calcext:value-type="float">
            <text:p>0</text:p>
          </table:table-cell>
          <table:table-cell office:value-type="float" office:value="30.798" calcext:value-type="float">
            <text:p>30.7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782" calcext:value-type="float">
            <text:p>3.2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1.893999" calcext:value-type="float">
            <text:p>21.8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27" calcext:value-type="float">
            <text:p>3.2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361" calcext:value-type="float">
            <text:p>16.361</text:p>
          </table:table-cell>
          <table:table-cell office:value-type="float" office:value="0" calcext:value-type="float">
            <text:p>0</text:p>
          </table:table-cell>
          <table:table-cell office:value-type="float" office:value="21.361" calcext:value-type="float">
            <text:p>21.36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27" calcext:value-type="float">
            <text:p>3.29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1.993999" calcext:value-type="float">
            <text:p>21.9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03" calcext:value-type="float">
            <text:p>3.2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45" calcext:value-type="float">
            <text:p>10.245</text:p>
          </table:table-cell>
          <table:table-cell office:value-type="float" office:value="0" calcext:value-type="float">
            <text:p>0</text:p>
          </table:table-cell>
          <table:table-cell office:value-type="float" office:value="15.245" calcext:value-type="float">
            <text:p>15.2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03" calcext:value-type="float">
            <text:p>3.2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2.094" calcext:value-type="float">
            <text:p>22.094</text:p>
          </table:table-cell>
          <table:table-cell office:value-type="float" office:value="3.3" calcext:value-type="float">
            <text:p>3.3</text:p>
          </table:table-cell>
          <table:table-cell office:value-type="float" office:value="3.2984" calcext:value-type="float">
            <text:p>3.2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11" calcext:value-type="float">
            <text:p>8.711</text:p>
          </table:table-cell>
          <table:table-cell office:value-type="float" office:value="0" calcext:value-type="float">
            <text:p>0</text:p>
          </table:table-cell>
          <table:table-cell office:value-type="float" office:value="13.711" calcext:value-type="float">
            <text:p>13.7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84" calcext:value-type="float">
            <text:p>3.29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2.194" calcext:value-type="float">
            <text:p>22.194</text:p>
          </table:table-cell>
          <table:table-cell office:value-type="float" office:value="3.3" calcext:value-type="float">
            <text:p>3.3</text:p>
          </table:table-cell>
          <table:table-cell office:value-type="float" office:value="3.2952" calcext:value-type="float">
            <text:p>3.2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49" calcext:value-type="float">
            <text:p>4.749</text:p>
          </table:table-cell>
          <table:table-cell office:value-type="float" office:value="0" calcext:value-type="float">
            <text:p>0</text:p>
          </table:table-cell>
          <table:table-cell office:value-type="float" office:value="9.749" calcext:value-type="float">
            <text:p>9.7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52" calcext:value-type="float">
            <text:p>3.29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2.294001" calcext:value-type="float">
            <text:p>22.2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927" calcext:value-type="float">
            <text:p>3.2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27" calcext:value-type="float">
            <text:p>3.29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2.393999" calcext:value-type="float">
            <text:p>22.3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6" calcext:value-type="float">
            <text:p>3.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2" calcext:value-type="float">
            <text:p>-0.082</text:p>
          </table:table-cell>
          <table:table-cell office:value-type="float" office:value="0" calcext:value-type="float">
            <text:p>0</text:p>
          </table:table-cell>
          <table:table-cell office:value-type="float" office:value="4.918" calcext:value-type="float">
            <text:p>4.9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6" calcext:value-type="float">
            <text:p>3.2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2.493999" calcext:value-type="float">
            <text:p>22.493999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54" calcext:value-type="float">
            <text:p>-0.354</text:p>
          </table:table-cell>
          <table:table-cell office:value-type="float" office:value="0" calcext:value-type="float">
            <text:p>0</text:p>
          </table:table-cell>
          <table:table-cell office:value-type="float" office:value="4.646" calcext:value-type="float">
            <text:p>4.6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2.594" calcext:value-type="float">
            <text:p>22.594</text:p>
          </table:table-cell>
          <table:table-cell office:value-type="float" office:value="3.3" calcext:value-type="float">
            <text:p>3.3</text:p>
          </table:table-cell>
          <table:table-cell office:value-type="float" office:value="3.2944" calcext:value-type="float">
            <text:p>3.2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271" calcext:value-type="float">
            <text:p>-4.271</text:p>
          </table:table-cell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44" calcext:value-type="float">
            <text:p>3.2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2.694" calcext:value-type="float">
            <text:p>22.694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39" calcext:value-type="float">
            <text:p>-5.139</text:p>
          </table:table-cell>
          <table:table-cell office:value-type="float" office:value="0" calcext:value-type="float">
            <text:p>0</text:p>
          </table:table-cell>
          <table:table-cell office:value-type="float" office:value="-0.139" calcext:value-type="float">
            <text:p>-0.1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2.794001" calcext:value-type="float">
            <text:p>22.7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992" calcext:value-type="float">
            <text:p>3.2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08" calcext:value-type="float">
            <text:p>-3.308</text:p>
          </table:table-cell>
          <table:table-cell office:value-type="float" office:value="0" calcext:value-type="float">
            <text:p>0</text:p>
          </table:table-cell>
          <table:table-cell office:value-type="float" office:value="1.692" calcext:value-type="float">
            <text:p>1.6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92" calcext:value-type="float">
            <text:p>3.29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2.893999" calcext:value-type="float">
            <text:p>22.8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895" calcext:value-type="float">
            <text:p>3.2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57" calcext:value-type="float">
            <text:p>-2.657</text:p>
          </table:table-cell>
          <table:table-cell office:value-type="float" office:value="0" calcext:value-type="float">
            <text:p>0</text:p>
          </table:table-cell>
          <table:table-cell office:value-type="float" office:value="2.343" calcext:value-type="float">
            <text:p>2.3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95" calcext:value-type="float">
            <text:p>3.2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2.993999" calcext:value-type="float">
            <text:p>22.9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36" calcext:value-type="float">
            <text:p>3.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office:value-type="float" office:value="5.157" calcext:value-type="float">
            <text:p>5.15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36" calcext:value-type="float">
            <text:p>3.29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3.094" calcext:value-type="float">
            <text:p>23.094</text:p>
          </table:table-cell>
          <table:table-cell office:value-type="float" office:value="3.3" calcext:value-type="float">
            <text:p>3.3</text:p>
          </table:table-cell>
          <table:table-cell office:value-type="float" office:value="3.2799" calcext:value-type="float">
            <text:p>3.2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float" office:value="5.084" calcext:value-type="float">
            <text:p>5.0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799" calcext:value-type="float">
            <text:p>3.27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3.194" calcext:value-type="float">
            <text:p>23.194</text:p>
          </table:table-cell>
          <table:table-cell office:value-type="float" office:value="3.3" calcext:value-type="float">
            <text:p>3.3</text:p>
          </table:table-cell>
          <table:table-cell office:value-type="float" office:value="3.2936" calcext:value-type="float">
            <text:p>3.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5" calcext:value-type="float">
            <text:p>2.095</text:p>
          </table:table-cell>
          <table:table-cell office:value-type="float" office:value="0" calcext:value-type="float">
            <text:p>0</text:p>
          </table:table-cell>
          <table:table-cell office:value-type="float" office:value="7.095" calcext:value-type="float">
            <text:p>7.0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36" calcext:value-type="float">
            <text:p>3.29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3.294001" calcext:value-type="float">
            <text:p>23.2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839" calcext:value-type="float">
            <text:p>3.2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39" calcext:value-type="float">
            <text:p>3.283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3.393999" calcext:value-type="float">
            <text:p>23.3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92" calcext:value-type="float">
            <text:p>3.2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18" calcext:value-type="float">
            <text:p>-1.318</text:p>
          </table:table-cell>
          <table:table-cell office:value-type="float" office:value="0" calcext:value-type="float">
            <text:p>0</text:p>
          </table:table-cell>
          <table:table-cell office:value-type="float" office:value="3.682" calcext:value-type="float">
            <text:p>3.6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92" calcext:value-type="float">
            <text:p>3.29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3.493999" calcext:value-type="float">
            <text:p>23.4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11" calcext:value-type="float">
            <text:p>3.2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.2911" calcext:value-type="float">
            <text:p>3.29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3.594" calcext:value-type="float">
            <text:p>23.594</text:p>
          </table:table-cell>
          <table:table-cell office:value-type="float" office:value="3.3" calcext:value-type="float">
            <text:p>3.3</text:p>
          </table:table-cell>
          <table:table-cell office:value-type="float" office:value="3.2927" calcext:value-type="float">
            <text:p>3.2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08" calcext:value-type="float">
            <text:p>-3.108</text:p>
          </table:table-cell>
          <table:table-cell office:value-type="float" office:value="0" calcext:value-type="float">
            <text:p>0</text:p>
          </table:table-cell>
          <table:table-cell office:value-type="float" office:value="1.892" calcext:value-type="float">
            <text:p>1.8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27" calcext:value-type="float">
            <text:p>3.29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3.694" calcext:value-type="float">
            <text:p>23.694</text:p>
          </table:table-cell>
          <table:table-cell office:value-type="float" office:value="3.3" calcext:value-type="float">
            <text:p>3.3</text:p>
          </table:table-cell>
          <table:table-cell office:value-type="float" office:value="3.2823" calcext:value-type="float">
            <text:p>3.2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" calcext:value-type="float">
            <text:p>-3.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23" calcext:value-type="float">
            <text:p>3.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3.794001" calcext:value-type="float">
            <text:p>23.7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903" calcext:value-type="float">
            <text:p>3.2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21" calcext:value-type="float">
            <text:p>3.321</text:p>
          </table:table-cell>
          <table:table-cell office:value-type="float" office:value="0" calcext:value-type="float">
            <text:p>0</text:p>
          </table:table-cell>
          <table:table-cell office:value-type="float" office:value="8.321" calcext:value-type="float">
            <text:p>8.3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03" calcext:value-type="float">
            <text:p>3.2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3.893999" calcext:value-type="float">
            <text:p>23.8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6" calcext:value-type="float">
            <text:p>3.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73" calcext:value-type="float">
            <text:p>10.873</text:p>
          </table:table-cell>
          <table:table-cell office:value-type="float" office:value="0" calcext:value-type="float">
            <text:p>0</text:p>
          </table:table-cell>
          <table:table-cell office:value-type="float" office:value="15.873" calcext:value-type="float">
            <text:p>15.87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6" calcext:value-type="float">
            <text:p>3.2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3.993999" calcext:value-type="float">
            <text:p>23.9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68" calcext:value-type="float">
            <text:p>3.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487" calcext:value-type="float">
            <text:p>10.487</text:p>
          </table:table-cell>
          <table:table-cell office:value-type="float" office:value="0" calcext:value-type="float">
            <text:p>0</text:p>
          </table:table-cell>
          <table:table-cell office:value-type="float" office:value="15.487" calcext:value-type="float">
            <text:p>15.4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68" calcext:value-type="float">
            <text:p>3.29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4.094" calcext:value-type="float">
            <text:p>24.094</text:p>
          </table:table-cell>
          <table:table-cell office:value-type="float" office:value="3.3" calcext:value-type="float">
            <text:p>3.3</text:p>
          </table:table-cell>
          <table:table-cell office:value-type="float" office:value="3.2879" calcext:value-type="float">
            <text:p>3.2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49" calcext:value-type="float">
            <text:p>4.449</text:p>
          </table:table-cell>
          <table:table-cell office:value-type="float" office:value="0" calcext:value-type="float">
            <text:p>0</text:p>
          </table:table-cell>
          <table:table-cell office:value-type="float" office:value="9.449" calcext:value-type="float">
            <text:p>9.44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79" calcext:value-type="float">
            <text:p>3.28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4.194" calcext:value-type="float">
            <text:p>24.194</text:p>
          </table:table-cell>
          <table:table-cell office:value-type="float" office:value="3.3" calcext:value-type="float">
            <text:p>3.3</text:p>
          </table:table-cell>
          <table:table-cell office:value-type="float" office:value="3.2911" calcext:value-type="float">
            <text:p>3.2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84" calcext:value-type="float">
            <text:p>-1.184</text:p>
          </table:table-cell>
          <table:table-cell office:value-type="float" office:value="0" calcext:value-type="float">
            <text:p>0</text:p>
          </table:table-cell>
          <table:table-cell office:value-type="float" office:value="3.816" calcext:value-type="float">
            <text:p>3.8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11" calcext:value-type="float">
            <text:p>3.29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4.294001" calcext:value-type="float">
            <text:p>24.2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887" calcext:value-type="float">
            <text:p>3.2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017" calcext:value-type="float">
            <text:p>-4.017</text:p>
          </table:table-cell>
          <table:table-cell office:value-type="float" office:value="0" calcext:value-type="float">
            <text:p>0</text:p>
          </table:table-cell>
          <table:table-cell office:value-type="float" office:value="0.983" calcext:value-type="float">
            <text:p>0.9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87" calcext:value-type="float">
            <text:p>3.288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4.393999" calcext:value-type="float">
            <text:p>24.3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774" calcext:value-type="float">
            <text:p>3.2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  <table:table-cell office:value-type="float" office:value="0" calcext:value-type="float">
            <text:p>0</text:p>
          </table:table-cell>
          <table:table-cell office:value-type="float" office:value="5.667" calcext:value-type="float">
            <text:p>5.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774" calcext:value-type="float">
            <text:p>3.2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4.493999" calcext:value-type="float">
            <text:p>24.4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782" calcext:value-type="float">
            <text:p>3.2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13" calcext:value-type="float">
            <text:p>3.313</text:p>
          </table:table-cell>
          <table:table-cell office:value-type="float" office:value="0" calcext:value-type="float">
            <text:p>0</text:p>
          </table:table-cell>
          <table:table-cell office:value-type="float" office:value="8.313" calcext:value-type="float">
            <text:p>8.3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782" calcext:value-type="float">
            <text:p>3.2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4.594" calcext:value-type="float">
            <text:p>24.594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6" calcext:value-type="float">
            <text:p>-0.456</text:p>
          </table:table-cell>
          <table:table-cell office:value-type="float" office:value="0" calcext:value-type="float">
            <text:p>0</text:p>
          </table:table-cell>
          <table:table-cell office:value-type="float" office:value="4.544" calcext:value-type="float">
            <text:p>4.5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4.694" calcext:value-type="float">
            <text:p>24.694</text:p>
          </table:table-cell>
          <table:table-cell office:value-type="float" office:value="3.3" calcext:value-type="float">
            <text:p>3.3</text:p>
          </table:table-cell>
          <table:table-cell office:value-type="float" office:value="3.2758" calcext:value-type="float">
            <text:p>3.2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25" calcext:value-type="float">
            <text:p>-5.525</text:p>
          </table:table-cell>
          <table:table-cell office:value-type="float" office:value="0" calcext:value-type="float">
            <text:p>0</text:p>
          </table:table-cell>
          <table:table-cell office:value-type="float" office:value="-0.525" calcext:value-type="float">
            <text:p>-0.5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758" calcext:value-type="float">
            <text:p>3.27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4.794001" calcext:value-type="float">
            <text:p>24.7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887" calcext:value-type="float">
            <text:p>3.28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1" calcext:value-type="float">
            <text:p>-5.11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.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87" calcext:value-type="float">
            <text:p>3.288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4.893999" calcext:value-type="float">
            <text:p>24.8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36" calcext:value-type="float">
            <text:p>3.2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86" calcext:value-type="float">
            <text:p>-4.8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36" calcext:value-type="float">
            <text:p>3.293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4.993999" calcext:value-type="float">
            <text:p>24.9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734" calcext:value-type="float">
            <text:p>3.2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736" calcext:value-type="float">
            <text:p>-4.736</text:p>
          </table:table-cell>
          <table:table-cell office:value-type="float" office:value="0" calcext:value-type="float">
            <text:p>0</text:p>
          </table:table-cell>
          <table:table-cell office:value-type="float" office:value="0.264" calcext:value-type="float">
            <text:p>0.2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734" calcext:value-type="float">
            <text:p>3.2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5.094" calcext:value-type="float">
            <text:p>25.094</text:p>
          </table:table-cell>
          <table:table-cell office:value-type="float" office:value="3.3" calcext:value-type="float">
            <text:p>3.3</text:p>
          </table:table-cell>
          <table:table-cell office:value-type="float" office:value="3.2927" calcext:value-type="float">
            <text:p>3.2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81" calcext:value-type="float">
            <text:p>-4.681</text:p>
          </table:table-cell>
          <table:table-cell office:value-type="float" office:value="0" calcext:value-type="float">
            <text:p>0</text:p>
          </table:table-cell>
          <table:table-cell office:value-type="float" office:value="0.319" calcext:value-type="float">
            <text:p>0.3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27" calcext:value-type="float">
            <text:p>3.29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5.194" calcext:value-type="float">
            <text:p>25.194</text:p>
          </table:table-cell>
          <table:table-cell office:value-type="float" office:value="3.3" calcext:value-type="float">
            <text:p>3.3</text:p>
          </table:table-cell>
          <table:table-cell office:value-type="float" office:value="3.2823" calcext:value-type="float">
            <text:p>3.2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09" calcext:value-type="float">
            <text:p>-4.609</text:p>
          </table:table-cell>
          <table:table-cell office:value-type="float" office:value="0" calcext:value-type="float">
            <text:p>0</text:p>
          </table:table-cell>
          <table:table-cell office:value-type="float" office:value="0.391" calcext:value-type="float">
            <text:p>0.3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23" calcext:value-type="float">
            <text:p>3.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5.294001" calcext:value-type="float">
            <text:p>25.2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919" calcext:value-type="float">
            <text:p>3.2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69" calcext:value-type="float">
            <text:p>-4.569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19" calcext:value-type="float">
            <text:p>3.291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5.393999" calcext:value-type="float">
            <text:p>25.3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52" calcext:value-type="float">
            <text:p>3.2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04" calcext:value-type="float">
            <text:p>-4.604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52" calcext:value-type="float">
            <text:p>3.29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5.493999" calcext:value-type="float">
            <text:p>25.4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895" calcext:value-type="float">
            <text:p>3.2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94" calcext:value-type="float">
            <text:p>-4.594</text:p>
          </table:table-cell>
          <table:table-cell office:value-type="float" office:value="0" calcext:value-type="float">
            <text:p>0</text:p>
          </table:table-cell>
          <table:table-cell office:value-type="float" office:value="0.406" calcext:value-type="float">
            <text:p>0.4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95" calcext:value-type="float">
            <text:p>3.2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5.594" calcext:value-type="float">
            <text:p>25.594</text:p>
          </table:table-cell>
          <table:table-cell office:value-type="float" office:value="3.3" calcext:value-type="float">
            <text:p>3.3</text:p>
          </table:table-cell>
          <table:table-cell office:value-type="float" office:value="3.2879" calcext:value-type="float">
            <text:p>3.2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69" calcext:value-type="float">
            <text:p>-4.569</text:p>
          </table:table-cell>
          <table:table-cell office:value-type="float" office:value="0" calcext:value-type="float">
            <text:p>0</text:p>
          </table:table-cell>
          <table:table-cell office:value-type="float" office:value="0.431" calcext:value-type="float">
            <text:p>0.4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79" calcext:value-type="float">
            <text:p>3.287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5.694" calcext:value-type="float">
            <text:p>25.694</text:p>
          </table:table-cell>
          <table:table-cell office:value-type="float" office:value="3.3" calcext:value-type="float">
            <text:p>3.3</text:p>
          </table:table-cell>
          <table:table-cell office:value-type="float" office:value="3.2468" calcext:value-type="float">
            <text:p>3.2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61" calcext:value-type="float">
            <text:p>-4.561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468" calcext:value-type="float">
            <text:p>3.2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5.794001" calcext:value-type="float">
            <text:p>25.7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903" calcext:value-type="float">
            <text:p>3.2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81" calcext:value-type="float">
            <text:p>-4.581</text:p>
          </table:table-cell>
          <table:table-cell office:value-type="float" office:value="0" calcext:value-type="float">
            <text:p>0</text:p>
          </table:table-cell>
          <table:table-cell office:value-type="float" office:value="0.419" calcext:value-type="float">
            <text:p>0.4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03" calcext:value-type="float">
            <text:p>3.2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5.893999" calcext:value-type="float">
            <text:p>25.8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774" calcext:value-type="float">
            <text:p>3.2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32" calcext:value-type="float">
            <text:p>-4.532</text:p>
          </table:table-cell>
          <table:table-cell office:value-type="float" office:value="0" calcext:value-type="float">
            <text:p>0</text:p>
          </table:table-cell>
          <table:table-cell office:value-type="float" office:value="0.468" calcext:value-type="float">
            <text:p>0.4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774" calcext:value-type="float">
            <text:p>3.2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5.993999" calcext:value-type="float">
            <text:p>25.993999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37" calcext:value-type="float">
            <text:p>-4.537</text:p>
          </table:table-cell>
          <table:table-cell office:value-type="float" office:value="0" calcext:value-type="float">
            <text:p>0</text:p>
          </table:table-cell>
          <table:table-cell office:value-type="float" office:value="0.463" calcext:value-type="float">
            <text:p>0.4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6.094" calcext:value-type="float">
            <text:p>26.094</text:p>
          </table:table-cell>
          <table:table-cell office:value-type="float" office:value="3.3" calcext:value-type="float">
            <text:p>3.3</text:p>
          </table:table-cell>
          <table:table-cell office:value-type="float" office:value="3.2903" calcext:value-type="float">
            <text:p>3.2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03" calcext:value-type="float">
            <text:p>3.2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6.194" calcext:value-type="float">
            <text:p>26.194</text:p>
          </table:table-cell>
          <table:table-cell office:value-type="float" office:value="3.3" calcext:value-type="float">
            <text:p>3.3</text:p>
          </table:table-cell>
          <table:table-cell office:value-type="float" office:value="3.2984" calcext:value-type="float">
            <text:p>3.2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29" calcext:value-type="float">
            <text:p>-4.529</text:p>
          </table:table-cell>
          <table:table-cell office:value-type="float" office:value="0" calcext:value-type="float">
            <text:p>0</text:p>
          </table:table-cell>
          <table:table-cell office:value-type="float" office:value="0.471" calcext:value-type="float">
            <text:p>0.47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84" calcext:value-type="float">
            <text:p>3.29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6.294001" calcext:value-type="float">
            <text:p>26.2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992" calcext:value-type="float">
            <text:p>3.2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28" calcext:value-type="float">
            <text:p>-4.528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92" calcext:value-type="float">
            <text:p>3.299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6.393999" calcext:value-type="float">
            <text:p>26.393999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41" calcext:value-type="float">
            <text:p>-4.541</text:p>
          </table:table-cell>
          <table:table-cell office:value-type="float" office:value="0" calcext:value-type="float">
            <text:p>0</text:p>
          </table:table-cell>
          <table:table-cell office:value-type="float" office:value="0.459" calcext:value-type="float">
            <text:p>0.4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6.493999" calcext:value-type="float">
            <text:p>26.4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734" calcext:value-type="float">
            <text:p>3.2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99" calcext:value-type="float">
            <text:p>-4.599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734" calcext:value-type="float">
            <text:p>3.2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6.594" calcext:value-type="float">
            <text:p>26.594</text:p>
          </table:table-cell>
          <table:table-cell office:value-type="float" office:value="3.3" calcext:value-type="float">
            <text:p>3.3</text:p>
          </table:table-cell>
          <table:table-cell office:value-type="float" office:value="3.2823" calcext:value-type="float">
            <text:p>3.2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52" calcext:value-type="float">
            <text:p>-4.552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23" calcext:value-type="float">
            <text:p>3.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6.694" calcext:value-type="float">
            <text:p>26.694</text:p>
          </table:table-cell>
          <table:table-cell office:value-type="float" office:value="3.3" calcext:value-type="float">
            <text:p>3.3</text:p>
          </table:table-cell>
          <table:table-cell office:value-type="float" office:value="3.2871" calcext:value-type="float">
            <text:p>3.2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8" calcext:value-type="float">
            <text:p>-4.48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71" calcext:value-type="float">
            <text:p>3.287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6.794001" calcext:value-type="float">
            <text:p>26.7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871" calcext:value-type="float">
            <text:p>3.2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14" calcext:value-type="float">
            <text:p>-4.514</text:p>
          </table:table-cell>
          <table:table-cell office:value-type="float" office:value="0" calcext:value-type="float">
            <text:p>0</text:p>
          </table:table-cell>
          <table:table-cell office:value-type="float" office:value="0.486" calcext:value-type="float">
            <text:p>0.4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71" calcext:value-type="float">
            <text:p>3.287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6.893999" calcext:value-type="float">
            <text:p>26.8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895" calcext:value-type="float">
            <text:p>3.2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55" calcext:value-type="float">
            <text:p>-4.455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95" calcext:value-type="float">
            <text:p>3.2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6.993999" calcext:value-type="float">
            <text:p>26.993999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48" calcext:value-type="float">
            <text:p>-4.448</text:p>
          </table:table-cell>
          <table:table-cell office:value-type="float" office:value="0" calcext:value-type="float">
            <text:p>0</text:p>
          </table:table-cell>
          <table:table-cell office:value-type="float" office:value="0.552" calcext:value-type="float">
            <text:p>0.5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7.094" calcext:value-type="float">
            <text:p>27.094</text:p>
          </table:table-cell>
          <table:table-cell office:value-type="float" office:value="3.3" calcext:value-type="float">
            <text:p>3.3</text:p>
          </table:table-cell>
          <table:table-cell office:value-type="float" office:value="3.2863" calcext:value-type="float">
            <text:p>3.2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8" calcext:value-type="float">
            <text:p>-4.48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63" calcext:value-type="float">
            <text:p>3.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7.194" calcext:value-type="float">
            <text:p>27.194</text:p>
          </table:table-cell>
          <table:table-cell office:value-type="float" office:value="3.3" calcext:value-type="float">
            <text:p>3.3</text:p>
          </table:table-cell>
          <table:table-cell office:value-type="float" office:value="3.2919" calcext:value-type="float">
            <text:p>3.2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66" calcext:value-type="float">
            <text:p>-4.566</text:p>
          </table:table-cell>
          <table:table-cell office:value-type="float" office:value="0" calcext:value-type="float">
            <text:p>0</text:p>
          </table:table-cell>
          <table:table-cell office:value-type="float" office:value="0.434" calcext:value-type="float">
            <text:p>0.4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19" calcext:value-type="float">
            <text:p>3.291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7.294001" calcext:value-type="float">
            <text:p>27.2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742" calcext:value-type="float">
            <text:p>3.2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94" calcext:value-type="float">
            <text:p>-4.494</text:p>
          </table:table-cell>
          <table:table-cell office:value-type="float" office:value="0" calcext:value-type="float">
            <text:p>0</text:p>
          </table:table-cell>
          <table:table-cell office:value-type="float" office:value="0.506" calcext:value-type="float">
            <text:p>0.5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742" calcext:value-type="float">
            <text:p>3.2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7.393999" calcext:value-type="float">
            <text:p>27.3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6" calcext:value-type="float">
            <text:p>3.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99" calcext:value-type="float">
            <text:p>-4.499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.5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6" calcext:value-type="float">
            <text:p>3.296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7.493999" calcext:value-type="float">
            <text:p>27.4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11" calcext:value-type="float">
            <text:p>3.2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47" calcext:value-type="float">
            <text:p>-4.547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11" calcext:value-type="float">
            <text:p>3.291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7.594" calcext:value-type="float">
            <text:p>27.594</text:p>
          </table:table-cell>
          <table:table-cell office:value-type="float" office:value="3.3" calcext:value-type="float">
            <text:p>3.3</text:p>
          </table:table-cell>
          <table:table-cell office:value-type="float" office:value="3.2944" calcext:value-type="float">
            <text:p>3.2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41" calcext:value-type="float">
            <text:p>-4.541</text:p>
          </table:table-cell>
          <table:table-cell office:value-type="float" office:value="0" calcext:value-type="float">
            <text:p>0</text:p>
          </table:table-cell>
          <table:table-cell office:value-type="float" office:value="0.459" calcext:value-type="float">
            <text:p>0.45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44" calcext:value-type="float">
            <text:p>3.2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7.694" calcext:value-type="float">
            <text:p>27.694</text:p>
          </table:table-cell>
          <table:table-cell office:value-type="float" office:value="3.3" calcext:value-type="float">
            <text:p>3.3</text:p>
          </table:table-cell>
          <table:table-cell office:value-type="float" office:value="3.2968" calcext:value-type="float">
            <text:p>3.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67" calcext:value-type="float">
            <text:p>-4.467</text:p>
          </table:table-cell>
          <table:table-cell office:value-type="float" office:value="0" calcext:value-type="float">
            <text:p>0</text:p>
          </table:table-cell>
          <table:table-cell office:value-type="float" office:value="0.533" calcext:value-type="float">
            <text:p>0.5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68" calcext:value-type="float">
            <text:p>3.2968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7.794001" calcext:value-type="float">
            <text:p>27.7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871" calcext:value-type="float">
            <text:p>3.2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52" calcext:value-type="float">
            <text:p>-4.452</text:p>
          </table:table-cell>
          <table:table-cell office:value-type="float" office:value="0" calcext:value-type="float">
            <text:p>0</text:p>
          </table:table-cell>
          <table:table-cell office:value-type="float" office:value="0.548" calcext:value-type="float">
            <text:p>0.5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71" calcext:value-type="float">
            <text:p>3.2871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7.893999" calcext:value-type="float">
            <text:p>27.8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807" calcext:value-type="float">
            <text:p>3.2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04" calcext:value-type="float">
            <text:p>-4.404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07" calcext:value-type="float">
            <text:p>3.2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7.993999" calcext:value-type="float">
            <text:p>27.9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52" calcext:value-type="float">
            <text:p>3.2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28" calcext:value-type="float">
            <text:p>-4.528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52" calcext:value-type="float">
            <text:p>3.29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8.094" calcext:value-type="float">
            <text:p>28.094</text:p>
          </table:table-cell>
          <table:table-cell office:value-type="float" office:value="3.3" calcext:value-type="float">
            <text:p>3.3</text:p>
          </table:table-cell>
          <table:table-cell office:value-type="float" office:value="3.2847" calcext:value-type="float">
            <text:p>3.2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77" calcext:value-type="float">
            <text:p>-4.477</text:p>
          </table:table-cell>
          <table:table-cell office:value-type="float" office:value="0" calcext:value-type="float">
            <text:p>0</text:p>
          </table:table-cell>
          <table:table-cell office:value-type="float" office:value="0.523" calcext:value-type="float">
            <text:p>0.52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847" calcext:value-type="float">
            <text:p>3.284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8.194" calcext:value-type="float">
            <text:p>28.194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11" calcext:value-type="float">
            <text:p>-4.411</text:p>
          </table:table-cell>
          <table:table-cell office:value-type="float" office:value="0" calcext:value-type="float">
            <text:p>0</text:p>
          </table:table-cell>
          <table:table-cell office:value-type="float" office:value="0.589" calcext:value-type="float">
            <text:p>0.58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8.294001" calcext:value-type="float">
            <text:p>28.2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952" calcext:value-type="float">
            <text:p>3.2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18" calcext:value-type="float">
            <text:p>-4.518</text:p>
          </table:table-cell>
          <table:table-cell office:value-type="float" office:value="0" calcext:value-type="float">
            <text:p>0</text:p>
          </table:table-cell>
          <table:table-cell office:value-type="float" office:value="0.482" calcext:value-type="float">
            <text:p>0.48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52" calcext:value-type="float">
            <text:p>3.29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8.393999" calcext:value-type="float">
            <text:p>28.393999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33" calcext:value-type="float">
            <text:p>-4.533</text:p>
          </table:table-cell>
          <table:table-cell office:value-type="float" office:value="0" calcext:value-type="float">
            <text:p>0</text:p>
          </table:table-cell>
          <table:table-cell office:value-type="float" office:value="0.467" calcext:value-type="float">
            <text:p>0.4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8.493999" calcext:value-type="float">
            <text:p>28.4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799" calcext:value-type="float">
            <text:p>3.2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08" calcext:value-type="float">
            <text:p>-4.508</text:p>
          </table:table-cell>
          <table:table-cell office:value-type="float" office:value="0" calcext:value-type="float">
            <text:p>0</text:p>
          </table:table-cell>
          <table:table-cell office:value-type="float" office:value="0.492" calcext:value-type="float">
            <text:p>0.4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799" calcext:value-type="float">
            <text:p>3.279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8.594" calcext:value-type="float">
            <text:p>28.594</text:p>
          </table:table-cell>
          <table:table-cell office:value-type="float" office:value="3.3" calcext:value-type="float">
            <text:p>3.3</text:p>
          </table:table-cell>
          <table:table-cell office:value-type="float" office:value="3.2952" calcext:value-type="float">
            <text:p>3.2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26" calcext:value-type="float">
            <text:p>-4.526</text:p>
          </table:table-cell>
          <table:table-cell office:value-type="float" office:value="0" calcext:value-type="float">
            <text:p>0</text:p>
          </table:table-cell>
          <table:table-cell office:value-type="float" office:value="0.474" calcext:value-type="float">
            <text:p>0.4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52" calcext:value-type="float">
            <text:p>3.2952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8.694" calcext:value-type="float">
            <text:p>28.694</text:p>
          </table:table-cell>
          <table:table-cell office:value-type="float" office:value="3.3" calcext:value-type="float">
            <text:p>3.3</text:p>
          </table:table-cell>
          <table:table-cell office:value-type="float" office:value="3.2919" calcext:value-type="float">
            <text:p>3.2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38" calcext:value-type="float">
            <text:p>-4.538</text:p>
          </table:table-cell>
          <table:table-cell office:value-type="float" office:value="0" calcext:value-type="float">
            <text:p>0</text:p>
          </table:table-cell>
          <table:table-cell office:value-type="float" office:value="0.462" calcext:value-type="float">
            <text:p>0.4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.2919" calcext:value-type="float">
            <text:p>3.2919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8.794001" calcext:value-type="float">
            <text:p>28.7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927" calcext:value-type="float">
            <text:p>3.2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82" calcext:value-type="float">
            <text:p>-4.482</text:p>
          </table:table-cell>
          <table:table-cell office:value-type="float" office:value="0" calcext:value-type="float">
            <text:p>0</text:p>
          </table:table-cell>
          <table:table-cell office:value-type="float" office:value="0.518" calcext:value-type="float">
            <text:p>0.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927" calcext:value-type="float">
            <text:p>3.2927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8.893999" calcext:value-type="float">
            <text:p>28.893999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17" calcext:value-type="float">
            <text:p>-4.417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8.993999" calcext:value-type="float">
            <text:p>28.993999</text:p>
          </table:table-cell>
          <table:table-cell office:value-type="float" office:value="3.3" calcext:value-type="float">
            <text:p>3.3</text:p>
          </table:table-cell>
          <table:table-cell office:value-type="float" office:value="3.2984" calcext:value-type="float">
            <text:p>3.2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572" calcext:value-type="float">
            <text:p>-4.572</text:p>
          </table:table-cell>
          <table:table-cell office:value-type="float" office:value="0" calcext:value-type="float">
            <text:p>0</text:p>
          </table:table-cell>
          <table:table-cell office:value-type="float" office:value="0.428" calcext:value-type="float">
            <text:p>0.4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984" calcext:value-type="float">
            <text:p>3.2984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9.094" calcext:value-type="float">
            <text:p>29.094</text:p>
          </table:table-cell>
          <table:table-cell office:value-type="float" office:value="3.3" calcext:value-type="float">
            <text:p>3.3</text:p>
          </table:table-cell>
          <table:table-cell office:value-type="float" office:value="3.2855" calcext:value-type="float">
            <text:p>3.2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66" calcext:value-type="float">
            <text:p>-4.466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.5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855" calcext:value-type="float">
            <text:p>3.2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9.194" calcext:value-type="float">
            <text:p>29.194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21" calcext:value-type="float">
            <text:p>-4.321</text:p>
          </table:table-cell>
          <table:table-cell office:value-type="float" office:value="0" calcext:value-type="float">
            <text:p>0</text:p>
          </table:table-cell>
          <table:table-cell office:value-type="float" office:value="0.679" calcext:value-type="float">
            <text:p>0.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3" calcext:value-type="float">
            <text:p>3.3</text:p>
          </table:table-cell>
          <table:table-cell table:number-columns-repeated="2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20250113_wearDn33iot_Rapid</text:p>
          </table:table-cell>
          <table:table-cell office:value-type="float" office:value="29.294001" calcext:value-type="float">
            <text:p>29.294001</text:p>
          </table:table-cell>
          <table:table-cell office:value-type="float" office:value="3.3" calcext:value-type="float">
            <text:p>3.3</text:p>
          </table:table-cell>
          <table:table-cell office:value-type="float" office:value="3.2944" calcext:value-type="float">
            <text:p>3.2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84" calcext:value-type="float">
            <text:p>-4.484</text:p>
          </table:table-cell>
          <table:table-cell office:value-type="float" office:value="0" calcext:value-type="float">
            <text:p>0</text:p>
          </table:table-cell>
          <table:table-cell office:value-type="float" office:value="0.516" calcext:value-type="float">
            <text:p>0.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2944" calcext:value-type="float">
            <text:p>3.2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p.inp_str: pp12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/>letter_0: p letter_1: 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<text:s/>i_value: 12 f_value: 12.00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lot number unknown enter plot number e.g. pp0 (sum)</text:p>
          </table:table-cell>
          <table:table-cell office:value-type="string" calcext:value-type="string">
            <text:p><text:s/>pp1 (acc)</text:p>
          </table:table-cell>
          <table:table-cell office:value-type="string" calcext:value-type="string">
            <text:p><text:s/>pp2 (rot)</text:p>
          </table:table-cell>
          <table:table-cell office:value-type="string" calcext:value-type="string">
            <text:p><text:s/>pp3 (all)</text:p>
          </table:table-cell>
          <table:table-cell office:value-type="string" calcext:value-type="string">
            <text:p><text:s/>pp4 (quiet)</text:p>
          </table:table-cell>
          <table:table-cell office:value-type="string" calcext:value-type="string">
            <text:p><text:s/>pp5 (quiet raw)</text:p>
          </table:table-cell>
          <table:table-cell office:value-type="string" calcext:value-type="string">
            <text:p><text:s/>pp6 (total)</text:p>
          </table:table-cell>
          <table:table-cell office:value-type="string" calcext:value-type="string">
            <text:p><text:s/>pp7 (roll-pitch-yaw)</text:p>
          </table:table-cell>
          <table:table-cell office:value-type="string" calcext:value-type="string">
            <text:p><text:s/>pp8 (head_buzz)</text:p>
          </table:table-cell>
          <table:table-cell office:value-type="string" calcext:value-type="string">
            <text:p><text:s/>pp9 (eye_buzz)</text:p>
          </table:table-cell>
          <table:table-cell office:value-type="string" calcext:value-type="string">
            <text:p><text:s/>pp10 (buzz list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5T08:27:49.401000000</meta:creation-date>
    <dc:date>2025-01-25T08:28:04.942000000</dc:date>
    <meta:editing-duration>PT16S</meta:editing-duration>
    <meta:editing-cycles>1</meta:editing-cycles>
    <meta:document-statistic meta:table-count="1" meta:cell-count="2006" meta:object-count="0"/>
    <meta:generator>LibreOffice/7.5.1.2$Windows_X86_64 LibreOffice_project/fcbaee479e84c6cd81291587d2ee68cba099e129</meta:generator>
  </office:meta>
</office:document-meta>
</file>